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25bb" officeooo:paragraph-rsid="001225bb"/>
    </style:style>
    <style:style style:name="P2" style:family="paragraph" style:parent-style-name="Text_20_body">
      <style:text-properties officeooo:rsid="001225bb" officeooo:paragraph-rsid="00140836"/>
    </style:style>
    <style:style style:name="P3" style:family="paragraph" style:parent-style-name="Text_20_body">
      <style:text-properties officeooo:rsid="00140836" officeooo:paragraph-rsid="00140836"/>
    </style:style>
    <style:style style:name="P4" style:family="paragraph" style:parent-style-name="Heading_20_1">
      <style:text-properties officeooo:rsid="001225bb" officeooo:paragraph-rsid="001225bb"/>
    </style:style>
    <style:style style:name="P5" style:family="paragraph" style:parent-style-name="Heading_20_2">
      <style:text-properties officeooo:rsid="001225bb" officeooo:paragraph-rsid="001225bb"/>
    </style:style>
    <style:style style:name="P6" style:family="paragraph" style:parent-style-name="Heading_20_2">
      <style:text-properties officeooo:rsid="00147f51" officeooo:paragraph-rsid="001225bb"/>
    </style:style>
    <style:style style:name="T1" style:family="text">
      <style:text-properties fo:font-weight="bold" style:font-weight-asian="bold" style:font-weight-complex="bold"/>
    </style:style>
    <style:style style:name="T2" style:family="text">
      <style:text-properties fo:font-style="italic" officeooo:rsid="00140836" style:font-style-asian="italic" style:font-style-complex="italic"/>
    </style:style>
    <style:style style:name="T3" style:family="text">
      <style:text-properties officeooo:rsid="00140836"/>
    </style:style>
    <style:style style:name="T4" style:family="text">
      <style:text-properties officeooo:rsid="00147f5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onference submission for <text:span text:style-name="T2">The Rokers</text:span></text:h>
      <text:p text:style-name="P1">Please provide details of your presentation below. Your group will have 10 minutes to present, plus 3 minutes for questions and feedback. There will be 2 minutes between presentations in order to set up your slides. </text:p>
      <text:h text:style-name="P5" text:outline-level="2">Talk title</text:h>
      <text:p text:style-name="P2">L<text:span text:style-name="T3">earning from failure? No effect of errorful generation on a cued recall test</text:span></text:p>
      <text:h text:style-name="P5" text:outline-level="2">Authors’ names</text:h>
      <text:p text:style-name="P3">Olivia Flack, Tessa Guest, Stephen Mackintosh, Nick Monsell, Jenni Plaisted, Kate Rodd.</text:p>
      <text:h text:style-name="P5" text:outline-level="2">Abstract</text:h>
      <text:p text:style-name="P3">Potts and Shanks (2014) reported that making mistakes improved the encoding of novel information, compared to simply studying. Following their work, our participants attempted to learn the definitions of very rare English words. During training, participants either guessed the definition (and nearly always made an error) before the correct defintion was shown, or simply studied the words. In contrast to Potts and Shanks (who used a recognition test), we tested memory using cued recall. We employed two different cued recall tasks, differing in difficulty. In the hard task, memory performance was equivalent under guessing and studying conditions, with Bayesian evidence for the null. However, performance was also very low in both conditions (around 15% correct), implying that our result may have been due to a floor effect. In the easier task, performance was higher (around 30% correct), but again no benefit of guessing was found. We hypothesise that errorful generation in Potts and Shanks (2014) may improve memory for definitions, rather than memory for associations.</text:p>
      <text:h text:style-name="P6"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y Wills</meta:initial-creator>
    <meta:creation-date>2019-12-06T09:08:48.700461311</meta:creation-date>
    <dc:date>2021-01-21T15:27:18.986794934</dc:date>
    <dc:creator>Andy Wills</dc:creator>
    <meta:editing-duration>PT10M47S</meta:editing-duration>
    <meta:editing-cycles>4</meta:editing-cycles>
    <meta:generator>LibreOffice/6.4.6.2$Linux_X86_64 LibreOffice_project/40$Build-2</meta:generator>
    <meta:document-statistic meta:table-count="0" meta:image-count="0" meta:object-count="0" meta:page-count="1" meta:paragraph-count="8" meta:word-count="236" meta:character-count="1528" meta:non-whitespace-character-count="1299"/>
  </office:meta>
</office:document-meta>
</file>